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.39pt"/>
    </style:style>
    <style:style style:name="co9" style:family="table-column">
      <style:table-column-properties fo:break-before="auto" style:column-width="42.94pt"/>
    </style:style>
    <style:style style:name="co10" style:family="table-column">
      <style:table-column-properties fo:break-before="auto" style:column-width="70.95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196.41pt"/>
    </style:style>
    <style:style style:name="co13" style:family="table-column">
      <style:table-column-properties fo:break-before="auto" style:column-width="121.01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2.29pt"/>
    </style:style>
    <style:style style:name="co17" style:family="table-column">
      <style:table-column-properties fo:break-before="auto" style:column-width="134.65pt"/>
    </style:style>
    <style:style style:name="co18" style:family="table-column">
      <style:table-column-properties fo:break-before="auto" style:column-width="30.76pt"/>
    </style:style>
    <style:style style:name="co19" style:family="table-column">
      <style:table-column-properties fo:break-before="auto" style:column-width="29.99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28.6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76.25pt"/>
    </style:style>
    <style:style style:name="co24" style:family="table-column">
      <style:table-column-properties fo:break-before="auto" style:column-width="75.34pt"/>
    </style:style>
    <style:style style:name="co25" style:family="table-column">
      <style:table-column-properties fo:break-before="auto" style:column-width="51.79pt"/>
    </style:style>
    <style:style style:name="co26" style:family="table-column">
      <style:table-column-properties fo:break-before="auto" style:column-width="165.46pt"/>
    </style:style>
    <style:style style:name="co27" style:family="table-column">
      <style:table-column-properties fo:break-before="auto" style:column-width="115.46pt"/>
    </style:style>
    <style:style style:name="co28" style:family="table-column">
      <style:table-column-properties fo:break-before="auto" style:column-width="294.89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1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4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80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81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6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7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201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2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6" table:end-table="1"/>
          <table:target-range-address table:start-column="4" table:start-row="66" table:start-table="1" table:end-column="25" table:end-row="96" table:end-table="1"/>
          <office:change-info>
            <dc:creator>Phil Birkelbach</dc:creator>
            <dc:date>2013-01-18T15:37:55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100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4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9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3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8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1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2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20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21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4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5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6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7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8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6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7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8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31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4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6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7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8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40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41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2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3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4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30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30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7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5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4" table:table="1">
          <office:change-info>
            <dc:creator>Phil Birkelbach</dc:creator>
            <dc:date>2013-02-15T17:25:34</dc:date>
          </office:change-info>
          <table:dependencies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11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8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8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8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10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8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10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11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2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11" table:start-table="1" table:end-column="8" table:end-row="212" table:end-table="1"/>
          <table:target-range-address table:start-column="4" table:start-row="212" table:start-table="1" table:end-column="8" table:end-row="214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2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11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11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7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8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10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3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3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2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2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6" table:end-table="1"/>
          <table:target-range-address table:start-column="4" table:start-row="73" table:start-table="1" table:end-column="16" table:end-row="96" table:end-table="1"/>
          <office:change-info>
            <dc:creator>Phil Birkelbach</dc:creator>
            <dc:date>2013-02-15T17:33:3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167"/>
          </table:dependencies>
          <table:deletions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8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2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2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2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77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7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10" table:row="97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9" table:row="9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4" table:row="97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8" table:formula="of:=&quot;0x&quot; &amp; DEC2HEX([.B98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8" table:formula="of:=[.B97]+[.D97]" office:value-type="float" office:value="482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9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3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4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7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8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2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3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6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7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201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2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4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5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6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779"/>
            <table:dependency table:id="ct757"/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780"/>
            <table:dependency table:id="ct758"/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61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61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781"/>
            <table:dependency table:id="ct759"/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7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7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7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7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7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7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7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8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8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10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8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5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61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256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32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5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3" table:start-table="1" table:end-column="10" table:end-row="143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5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6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5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3" table:start-table="1" table:end-column="10" table:end-row="143" table:end-table="1"/>
          <table:target-range-address table:start-column="3" table:start-row="145" table:start-table="1" table:end-column="10" table:end-row="145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3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3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3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3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4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3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3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4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6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5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5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5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5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5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5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5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5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6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6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6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5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6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6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9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9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9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9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9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7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9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100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1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2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3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3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4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5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6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6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7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8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8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9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10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1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2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3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4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5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5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6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7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8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8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9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5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20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1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2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9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20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21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2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3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4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5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6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7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8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8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9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30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31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7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51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2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8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8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9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100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9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8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3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2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9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6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8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9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8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9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6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6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8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9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61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51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51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6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3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9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9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9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9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9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9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2" table:start-table="1" table:end-column="26" table:end-row="247" table:end-table="1"/>
          <table:target-range-address table:start-column="3" table:start-row="233" table:start-table="1" table:end-column="26" table:end-row="248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</table:dependencies>
          <table:deletions>
            <table:cell-content-deletion>
              <table:cell-address table:column="3" table:row="245" table:table="1"/>
              <table:change-track-table-cell office:value-type="float" office:value="4"/>
            </table:cell-content-deletion>
            <table:cell-content-deletion>
              <table:cell-address table:column="3" table:row="246" table:table="1"/>
              <table:change-track-table-cell office:value-type="float" office:value="4"/>
            </table:cell-content-deletion>
            <table:cell-content-deletion>
              <table:cell-address table:column="3" table:row="247" table:table="1"/>
              <table:change-track-table-cell office:value-type="float" office:value="1"/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6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7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5" table:row="241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4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6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7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6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9" table:row="247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7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8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47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5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6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5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6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5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6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5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6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5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6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5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6" table:table="1"/>
              <table:change-track-table-cell office:value-type="string">
                <text:p>High Alarm</text:p>
              </table:change-track-table-cell>
            </table:cell-content-deletion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</table:deletions>
        </table:movement>
        <table:cell-content-change table:id="ct709">
          <table:cell-address table:column="3" table:row="232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2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8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8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2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2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31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31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31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2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2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31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2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8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2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2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8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8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8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8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8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10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10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10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10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10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9" table:start-table="1" table:end-column="11" table:end-row="209" table:end-table="1"/>
          <table:target-range-address table:start-column="3" table:start-row="208" table:start-table="1" table:end-column="11" table:end-row="208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11" table:start-table="1" table:end-column="9" table:end-row="215" table:end-table="1"/>
          <table:target-range-address table:start-column="3" table:start-row="209" table:start-table="1" table:end-column="9" table:end-row="213" table:end-table="1"/>
          <office:change-info>
            <dc:creator>Phil Birkelbach</dc:creator>
            <dc:date>2018-05-04T22:53:26.367649744</dc:date>
          </office:change-info>
          <table:dependencies>
            <table:dependency table:id="ct851"/>
            <table:dependency table:id="ct850"/>
            <table:dependency table:id="ct849"/>
            <table:dependency table:id="ct846"/>
          </table:dependencies>
          <table:deletions>
            <table:cell-content-deletion>
              <table:cell-address table:column="3" table:row="209" table:table="1"/>
              <table:change-track-table-cell office:value-type="float" office:value="4"/>
            </table:cell-content-deletion>
            <table:cell-content-deletion>
              <table:cell-address table:column="8" table:row="209" table:table="1"/>
              <table:change-track-table-cell office:value-type="string">
                <text:p>UINT</text:p>
              </table:change-track-table-cell>
            </table:cell-content-deletion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</table:deletions>
        </table:movement>
        <table:cell-content-change table:id="ct737">
          <table:cell-address table:column="1" table:row="214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5" table:formula="of:=[.B214]+[.D212]" office:value-type="float" office:value="1240"/>
          </table:previous>
        </table:cell-content-change>
        <table:cell-content-change table:id="ct738">
          <table:cell-address table:column="1" table:row="215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6" table:formula="of:=[.B215]+[.D213]" office:value-type="float" office:value="1244"/>
          </table:previous>
        </table:cell-content-change>
        <table:cell-content-change table:id="ct739">
          <table:cell-address table:column="2" table:row="214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5" table:formula="of:=&quot;0x&quot; &amp; DEC2HEX([.B215])" office:value-type="string">
              <text:p>0x4D8</text:p>
            </table:change-track-table-cell>
          </table:previous>
        </table:cell-content-change>
        <table:cell-content-change table:id="ct740">
          <table:cell-address table:column="2" table:row="215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6" table:formula="of:=&quot;0x&quot; &amp; DEC2HEX([.B216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8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9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  <table:cell-content-change table:id="ct756">
          <table:cell-address table:column="26" table:row="26" table:table="1"/>
          <office:change-info>
            <dc:creator> </dc:creator>
            <dc:date>2018-10-09T16:49:30.134157604</dc:date>
          </office:change-info>
          <table:previous table:id="ct657">
            <table:change-track-table-cell office:value-type="string">
              <text:p>THR#</text:p>
            </table:change-track-table-cell>
          </table:previous>
        </table:cell-content-change>
        <table:cell-content-change table:id="ct757">
          <table:cell-address table:column="26" table:row="27" table:table="1"/>
          <office:change-info>
            <dc:creator> </dc:creator>
            <dc:date>2018-10-09T16:49:31.875836904</dc:date>
          </office:change-info>
          <table:previous table:id="ct658">
            <table:change-track-table-cell office:value-type="string">
              <text:p>PROP#</text:p>
            </table:change-track-table-cell>
          </table:previous>
        </table:cell-content-change>
        <table:cell-content-change table:id="ct758">
          <table:cell-address table:column="26" table:row="28" table:table="1"/>
          <office:change-info>
            <dc:creator> </dc:creator>
            <dc:date>2018-10-09T16:49:32.995859659</dc:date>
          </office:change-info>
          <table:previous table:id="ct659">
            <table:change-track-table-cell office:value-type="string">
              <text:p>MIX#</text:p>
            </table:change-track-table-cell>
          </table:previous>
        </table:cell-content-change>
        <table:cell-content-change table:id="ct759">
          <table:cell-address table:column="26" table:row="29" table:table="1"/>
          <office:change-info>
            <dc:creator> </dc:creator>
            <dc:date>2018-10-09T16:49:33.876265453</dc:date>
          </office:change-info>
          <table:previous table:id="ct660">
            <table:change-track-table-cell office:value-type="string">
              <text:p>GENAI#</text:p>
            </table:change-track-table-cell>
          </table:previous>
        </table:cell-content-change>
        <table:insertion table:id="ct760" table:type="row" table:position="128" table:table="1">
          <office:change-info>
            <dc:creator> </dc:creator>
            <dc:date>2018-10-14T01:39:52.178702870</dc:date>
          </office:change-info>
          <table:dependencies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</table:dependencies>
        </table:insertion>
        <table:cell-content-change table:id="ct761">
          <table:cell-address table:column="4" table:row="128" table:table="1"/>
          <office:change-info>
            <dc:creator> </dc:creator>
            <dc:date>2018-10-14T01:40:04.323906523</dc:date>
          </office:change-info>
          <table:previous>
            <table:change-track-table-cell/>
          </table:previous>
        </table:cell-content-change>
        <table:cell-content-change table:id="ct762">
          <table:cell-address table:column="6" table:row="128" table:table="1"/>
          <office:change-info>
            <dc:creator> </dc:creator>
            <dc:date>2018-10-14T01:40:04.323938604</dc:date>
          </office:change-info>
          <table:previous>
            <table:change-track-table-cell/>
          </table:previous>
        </table:cell-content-change>
        <table:cell-content-change table:id="ct763">
          <table:cell-address table:column="8" table:row="128" table:table="1"/>
          <office:change-info>
            <dc:creator> </dc:creator>
            <dc:date>2018-10-14T01:40:04.323955197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28" table:table="1"/>
          <office:change-info>
            <dc:creator> </dc:creator>
            <dc:date>2018-10-14T01:40:04.323969893</dc:date>
          </office:change-info>
          <table:previous>
            <table:change-track-table-cell/>
          </table:previous>
        </table:cell-content-change>
        <table:cell-content-change table:id="ct765">
          <table:cell-address table:column="12" table:row="128" table:table="1"/>
          <office:change-info>
            <dc:creator> </dc:creator>
            <dc:date>2018-10-14T01:40:04.323981811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8" table:table="1"/>
          <office:change-info>
            <dc:creator> </dc:creator>
            <dc:date>2018-10-14T01:40:11.449001394</dc:date>
          </office:change-info>
          <table:previous table:id="ct761">
            <table:change-track-table-cell office:value-type="string">
              <text:p>Manifold Pressure</text:p>
            </table:change-track-table-cell>
          </table:previous>
        </table:cell-content-change>
        <table:cell-content-change table:id="ct767">
          <table:cell-address table:column="3" table:row="128" table:table="1"/>
          <office:change-info>
            <dc:creator> </dc:creator>
            <dc:date>2018-10-14T01:40:17.068751450</dc:date>
          </office:change-info>
          <table:previous>
            <table:change-track-table-cell/>
          </table:previous>
        </table:cell-content-change>
        <table:cell-content-change table:id="ct768">
          <table:cell-address table:column="1" table:row="128" table:table="1"/>
          <office:change-info>
            <dc:creator> </dc:creator>
            <dc:date>2018-10-14T01:40:21.346893051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128" table:table="1"/>
          <office:change-info>
            <dc:creator> </dc:creator>
            <dc:date>2018-10-14T01:40:21.346951084</dc:date>
          </office:change-info>
          <table:previous>
            <table:change-track-table-cell/>
          </table:previous>
        </table:cell-content-change>
        <table:cell-content-change table:id="ct770">
          <table:cell-address table:column="26" table:row="172" table:table="1"/>
          <office:change-info>
            <dc:creator> </dc:creator>
            <dc:date>2018-10-18T17:13:19.070809699</dc:date>
          </office:change-info>
          <table:previous>
            <table:change-track-table-cell/>
          </table:previous>
        </table:cell-content-change>
        <table:cell-content-change table:id="ct771">
          <table:cell-address table:column="26" table:row="173" table:table="1"/>
          <office:change-info>
            <dc:creator> </dc:creator>
            <dc:date>2018-10-18T17:13:21.917875600</dc:date>
          </office:change-info>
          <table:previous>
            <table:change-track-table-cell/>
          </table:previous>
        </table:cell-content-change>
        <table:cell-content-change table:id="ct772">
          <table:cell-address table:column="5" table:row="42" table:table="1"/>
          <office:change-info>
            <dc:creator> </dc:creator>
            <dc:date>2018-10-23T13:00:45.631554740</dc:date>
          </office:change-info>
          <table:previous table:id="ct643">
            <table:change-track-table-cell office:value-type="string">
              <text:p>-180 to 180</text:p>
            </table:change-track-table-cell>
          </table:previous>
        </table:cell-content-change>
        <table:cell-content-change table:id="ct773">
          <table:cell-address table:column="5" table:row="44" table:table="1"/>
          <office:change-info>
            <dc:creator> </dc:creator>
            <dc:date>2018-10-23T13:03:40.293092611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movement table:id="ct774">
          <table:source-range-address table:column="26" table:row="36" table:table="1"/>
          <table:target-range-address table:column="26" table:row="37" table:table="1"/>
          <office:change-info>
            <dc:creator> </dc:creator>
            <dc:date>2018-10-23T13:07:29.677615963</dc:date>
          </office:change-info>
          <table:dependencies>
            <table:dependency table:id="ct776"/>
          </table:dependencies>
        </table:movement>
        <table:cell-content-change table:id="ct775">
          <table:cell-address table:column="3" table:row="38" table:table="1"/>
          <office:change-info>
            <dc:creator> </dc:creator>
            <dc:date>2018-10-23T13:07:38.515516573</dc:date>
          </office:change-info>
          <table:previous>
            <table:change-track-table-cell office:value-type="float" office:value="1"/>
          </table:previous>
        </table:cell-content-change>
        <table:cell-content-change table:id="ct776">
          <table:cell-address table:column="26" table:row="36" table:table="1"/>
          <office:change-info>
            <dc:creator> </dc:creator>
            <dc:date>2018-10-30T20:27:23.220464505</dc:date>
          </office:change-info>
          <table:previous>
            <table:change-track-table-cell/>
          </table:previous>
        </table:cell-content-change>
        <table:cell-content-change table:id="ct777">
          <table:cell-address table:column="26" table:row="35" table:table="1"/>
          <office:change-info>
            <dc:creator> </dc:creator>
            <dc:date>2018-10-30T20:27:32.273549929</dc:date>
          </office:change-info>
          <table:previous table:id="ct562">
            <table:change-track-table-cell office:value-type="string">
              <text:p>TRANGL</text:p>
            </table:change-track-table-cell>
          </table:previous>
        </table:cell-content-change>
        <table:cell-content-change table:id="ct778">
          <table:cell-address table:column="26" table:row="26" table:table="1"/>
          <office:change-info>
            <dc:creator> </dc:creator>
            <dc:date>2018-10-30T20:28:29.747263430</dc:date>
          </office:change-info>
          <table:previous table:id="ct756">
            <table:change-track-table-cell office:value-type="string">
              <text:p>THR</text:p>
            </table:change-track-table-cell>
          </table:previous>
        </table:cell-content-change>
        <table:cell-content-change table:id="ct779">
          <table:cell-address table:column="26" table:row="27" table:table="1"/>
          <office:change-info>
            <dc:creator> </dc:creator>
            <dc:date>2018-10-30T20:28:32.163178068</dc:date>
          </office:change-info>
          <table:previous table:id="ct757">
            <table:change-track-table-cell office:value-type="string">
              <text:p>PROP</text:p>
            </table:change-track-table-cell>
          </table:previous>
        </table:cell-content-change>
        <table:cell-content-change table:id="ct780">
          <table:cell-address table:column="26" table:row="28" table:table="1"/>
          <office:change-info>
            <dc:creator> </dc:creator>
            <dc:date>2018-10-30T20:28:34.515053072</dc:date>
          </office:change-info>
          <table:previous table:id="ct758">
            <table:change-track-table-cell office:value-type="string">
              <text:p>MIX</text:p>
            </table:change-track-table-cell>
          </table:previous>
        </table:cell-content-change>
        <table:cell-content-change table:id="ct781">
          <table:cell-address table:column="26" table:row="29" table:table="1"/>
          <office:change-info>
            <dc:creator> </dc:creator>
            <dc:date>2018-10-30T20:29:03.779152652</dc:date>
          </office:change-info>
          <table:previous table:id="ct759">
            <table:change-track-table-cell office:value-type="string">
              <text:p>GENAI</text:p>
            </table:change-track-table-cell>
          </table:previous>
        </table:cell-content-change>
        <table:cell-content-change table:id="ct782">
          <table:cell-address table:column="26" table:row="99" table:table="1"/>
          <office:change-info>
            <dc:creator> </dc:creator>
            <dc:date>2018-10-30T20:29:41.691394988</dc:date>
          </office:change-info>
          <table:previous table:id="ct594">
            <table:change-track-table-cell office:value-type="string">
              <text:p>TACH</text:p>
            </table:change-track-table-cell>
          </table:previous>
        </table:cell-content-change>
        <table:cell-content-change table:id="ct783">
          <table:cell-address table:column="26" table:row="100" table:table="1"/>
          <office:change-info>
            <dc:creator> </dc:creator>
            <dc:date>2018-10-30T20:29:44.075018800</dc:date>
          </office:change-info>
          <table:previous table:id="ct595">
            <table:change-track-table-cell office:value-type="string">
              <text:p>PROP</text:p>
            </table:change-track-table-cell>
          </table:previous>
        </table:cell-content-change>
        <table:cell-content-change table:id="ct784">
          <table:cell-address table:column="26" table:row="120" table:table="1"/>
          <office:change-info>
            <dc:creator> </dc:creator>
            <dc:date>2018-10-30T20:30:09.883392530</dc:date>
          </office:change-info>
          <table:previous table:id="ct621">
            <table:change-track-table-cell office:value-type="string">
              <text:p>OILQTY</text:p>
            </table:change-track-table-cell>
          </table:previous>
        </table:cell-content-change>
        <table:cell-content-change table:id="ct785">
          <table:cell-address table:column="26" table:row="121" table:table="1"/>
          <office:change-info>
            <dc:creator> </dc:creator>
            <dc:date>2018-10-30T20:30:11.779504464</dc:date>
          </office:change-info>
          <table:previous table:id="ct622">
            <table:change-track-table-cell office:value-type="string">
              <text:p>H2OQTY</text:p>
            </table:change-track-table-cell>
          </table:previous>
        </table:cell-content-change>
        <table:cell-content-change table:id="ct786">
          <table:cell-address table:column="8" table:row="185" table:table="1"/>
          <office:change-info>
            <dc:creator> </dc:creator>
            <dc:date>2018-10-31T12:54:06.57849255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7">
          <table:cell-address table:column="8" table:row="200" table:table="1"/>
          <office:change-info>
            <dc:creator> </dc:creator>
            <dc:date>2018-10-31T12:55:32.021370329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8">
          <table:cell-address table:column="8" table:row="210" table:table="1"/>
          <office:change-info>
            <dc:creator> </dc:creator>
            <dc:date>2018-10-31T12:55:45.20712582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9">
          <table:cell-address table:column="8" table:row="179" table:table="1"/>
          <office:change-info>
            <dc:creator> </dc:creator>
            <dc:date>2018-10-31T12:55:53.840947173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90">
          <table:cell-address table:column="8" table:row="9" table:table="1"/>
          <office:change-info>
            <dc:creator> </dc:creator>
            <dc:date>2018-10-31T16:22:14.927366385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insertion table:id="ct832" table:type="row" table:position="75" table:table="1">
          <office:change-info>
            <dc:creator> </dc:creator>
            <dc:date>2018-10-31T19:33:48.78054974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5"/>
            <table:dependency table:id="ct834"/>
            <table:dependency table:id="ct833"/>
          </table:dependencies>
        </table:insertion>
        <table:cell-content-change table:id="ct833">
          <table:cell-address table:column="3" table:row="75" table:table="1"/>
          <office:change-info>
            <dc:creator> </dc:creator>
            <dc:date>2018-10-31T19:33:52.226584006</dc:date>
          </office:change-info>
          <table:previous>
            <table:change-track-table-cell/>
          </table:previous>
        </table:cell-content-change>
        <table:cell-content-change table:id="ct834">
          <table:cell-address table:column="1" table:row="75" table:table="1"/>
          <office:change-info>
            <dc:creator> </dc:creator>
            <dc:date>2018-10-31T19:33:54.689951598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75" table:table="1"/>
          <office:change-info>
            <dc:creator> </dc:creator>
            <dc:date>2018-10-31T19:33:54.6899855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" table:row="76" table:table="1"/>
          <office:change-info>
            <dc:creator> </dc:creator>
            <dc:date>2018-10-31T19:34:00.420384211</dc:date>
          </office:change-info>
          <table:previous>
            <table:change-track-table-cell table:cell-address="Identifiers.B77" table:formula="of:=[.B75]+[.D75]" office:value-type="float" office:value="460"/>
          </table:previous>
        </table:cell-content-change>
        <table:cell-content-change table:id="ct837">
          <table:cell-address table:column="5" table:row="75" table:table="1"/>
          <office:change-info>
            <dc:creator> </dc:creator>
            <dc:date>2018-10-31T19:34:30.378867389</dc:date>
          </office:change-info>
          <table:previous>
            <table:change-track-table-cell/>
          </table:previous>
        </table:cell-content-change>
        <table:cell-content-change table:id="ct838">
          <table:cell-address table:column="6" table:row="75" table:table="1"/>
          <office:change-info>
            <dc:creator> </dc:creator>
            <dc:date>2018-10-31T19:34:30.378886825</dc:date>
          </office:change-info>
          <table:previous>
            <table:change-track-table-cell/>
          </table:previous>
        </table:cell-content-change>
        <table:cell-content-change table:id="ct839">
          <table:cell-address table:column="8" table:row="75" table:table="1"/>
          <office:change-info>
            <dc:creator> </dc:creator>
            <dc:date>2018-10-31T19:34:30.378891265</dc:date>
          </office:change-info>
          <table:previous>
            <table:change-track-table-cell/>
          </table:previous>
        </table:cell-content-change>
        <table:cell-content-change table:id="ct840">
          <table:cell-address table:column="11" table:row="75" table:table="1"/>
          <office:change-info>
            <dc:creator> </dc:creator>
            <dc:date>2018-10-31T19:34:30.378895643</dc:date>
          </office:change-info>
          <table:previous>
            <table:change-track-table-cell/>
          </table:previous>
        </table:cell-content-change>
        <table:cell-content-change table:id="ct841">
          <table:cell-address table:column="12" table:row="75" table:table="1"/>
          <office:change-info>
            <dc:creator> </dc:creator>
            <dc:date>2018-10-31T19:34:30.378899534</dc:date>
          </office:change-info>
          <table:previous>
            <table:change-track-table-cell/>
          </table:previous>
        </table:cell-content-change>
        <table:cell-content-change table:id="ct842">
          <table:cell-address table:column="4" table:row="75" table:table="1"/>
          <office:change-info>
            <dc:creator> </dc:creator>
            <dc:date>2018-10-31T19:34:37.083331090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75" table:table="1"/>
          <office:change-info>
            <dc:creator> </dc:creator>
            <dc:date>2018-10-31T19:35:33.258986964</dc:date>
          </office:change-info>
          <table:previous table:id="ct837">
            <table:change-track-table-cell office:value-type="string">
              <text:p>0 to 2000</text:p>
            </table:change-track-table-cell>
          </table:previous>
        </table:cell-content-change>
        <table:cell-content-change table:id="ct844">
          <table:cell-address table:column="5" table:row="55" table:table="1"/>
          <office:change-info>
            <dc:creator> </dc:creator>
            <dc:date>2018-10-31T19:35:36.346759661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5">
          <table:cell-address table:column="5" table:row="56" table:table="1"/>
          <office:change-info>
            <dc:creator> </dc:creator>
            <dc:date>2018-10-31T19:35:37.194794853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6">
          <table:cell-address table:column="3" table:row="214" table:table="1"/>
          <office:change-info>
            <dc:creator> </dc:creator>
            <dc:date>2018-10-31T19:44:11.864361190</dc:date>
          </office:change-info>
          <table:previous>
            <table:change-track-table-cell/>
          </table:previous>
        </table:cell-content-change>
        <table:cell-content-change table:id="ct847">
          <table:cell-address table:column="1" table:row="214" table:table="1"/>
          <office:change-info>
            <dc:creator> </dc:creator>
            <dc:date>2018-10-31T19:44:20.417140256</dc:date>
          </office:change-info>
          <table:previous table:id="ct737">
            <table:change-track-table-cell/>
          </table:previous>
        </table:cell-content-change>
        <table:cell-content-change table:id="ct848">
          <table:cell-address table:column="2" table:row="214" table:table="1"/>
          <office:change-info>
            <dc:creator> </dc:creator>
            <dc:date>2018-10-31T19:44:20.417155298</dc:date>
          </office:change-info>
          <table:previous table:id="ct739">
            <table:change-track-table-cell/>
          </table:previous>
        </table:cell-content-change>
        <table:cell-content-change table:id="ct849">
          <table:cell-address table:column="4" table:row="214" table:table="1"/>
          <office:change-info>
            <dc:creator> </dc:creator>
            <dc:date>2018-10-31T19:44:29.177042214</dc:date>
          </office:change-info>
          <table:previous>
            <table:change-track-table-cell/>
          </table:previous>
        </table:cell-content-change>
        <table:cell-content-change table:id="ct850">
          <table:cell-address table:column="8" table:row="214" table:table="1"/>
          <office:change-info>
            <dc:creator> </dc:creator>
            <dc:date>2018-10-31T19:44:38.792895403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214" table:table="1"/>
          <office:change-info>
            <dc:creator> </dc:creator>
            <dc:date>2018-10-31T19:47:08.255861287</dc:date>
          </office:change-info>
          <table:previous>
            <table:change-track-table-cell/>
          </table:previous>
        </table:cell-content-change>
        <table:movement table:id="ct852">
          <table:source-range-address table:start-column="0" table:start-row="15" table:start-table="0" table:end-column="0" table:end-row="16" table:end-table="0"/>
          <table:target-range-address table:start-column="0" table:start-row="16" table:start-table="0" table:end-column="0" table:end-row="17" table:end-table="0"/>
          <office:change-info>
            <dc:creator>Phil Birkelbach</dc:creator>
            <dc:date>2019-01-13T01:41:03.073390573</dc:date>
          </office:change-info>
          <table:dependencies>
            <table:dependency table:id="ct853"/>
          </table:dependencies>
          <table:deletions>
            <table:cell-content-deletion>
              <table:cell-address table:column="0" table:row="16" table:table="0"/>
              <table:change-track-table-cell office:value-type="string">
                <text:p>Node Specific Messages</text:p>
              </table:change-track-table-cell>
            </table:cell-content-deletion>
          </table:deletions>
        </table:movement>
        <table:movement table:id="ct853">
          <table:source-range-address table:column="0" table:row="17" table:table="0"/>
          <table:target-range-address table:column="0" table:row="15" table:table="0"/>
          <office:change-info>
            <dc:creator>Phil Birkelbach</dc:creator>
            <dc:date>2019-01-13T01:41:05.097787259</dc:date>
          </office:change-info>
          <table:deletions>
            <table:cell-content-deletion>
              <table:cell-address table:column="0" table:row="15" table:table="0"/>
              <table:change-track-table-cell office:value-type="string">
                <text:p>Two-Way Connection Channels</text:p>
              </table:change-track-table-cell>
            </table:cell-content-deletion>
          </table:deletions>
        </table:movement>
        <table:cell-content-change table:id="ct854">
          <table:cell-address table:column="2" table:row="15" table:table="0"/>
          <office:change-info>
            <dc:creator>Phil Birkelbach</dc:creator>
            <dc:date>2019-01-13T01:41:13.822829678</dc:date>
          </office:change-info>
          <table:previous table:id="ct397">
            <table:change-track-table-cell office:value-type="float" office:value="32"/>
          </table:previous>
        </table:cell-content-change>
        <table:cell-content-change table:id="ct855">
          <table:cell-address table:column="2" table:row="16" table:table="0"/>
          <office:change-info>
            <dc:creator>Phil Birkelbach</dc:creator>
            <dc:date>2019-01-13T01:41:16.688598119</dc:date>
          </office:change-info>
          <table:previous table:id="ct398">
            <table:change-track-table-cell office:value-type="float" office:value="256"/>
          </table:previous>
        </table:cell-content-change>
        <table:cell-content-change table:id="ct856">
          <table:cell-address table:column="2" table:row="15" table:table="0"/>
          <office:change-info>
            <dc:creator>Phil Birkelbach</dc:creator>
            <dc:date>2019-01-13T01:41:45.145219878</dc:date>
          </office:change-info>
          <table:previous table:id="ct854">
            <table:change-track-table-cell office:value-type="float" office:value="256"/>
          </table:previous>
        </table:cell-content-change>
        <table:cell-content-change table:id="ct857">
          <table:cell-address table:column="2" table:row="15" table:table="0"/>
          <office:change-info>
            <dc:creator>Phil Birkelbach</dc:creator>
            <dc:date>2019-01-13T01:41:47.624736502</dc:date>
          </office:change-info>
          <table:previous table:id="ct856">
            <table:change-track-table-cell office:value-type="float" office:value="32"/>
          </table:previous>
        </table:cell-content-change>
        <table:cell-content-change table:id="ct858">
          <table:cell-address table:column="3" table:row="15" table:table="0"/>
          <office:change-info>
            <dc:creator>Phil Birkelbach</dc:creator>
            <dc:date>2019-01-13T01:42:22.193204762</dc:date>
          </office:change-info>
          <table:previous>
            <table:change-track-table-cell table:cell-address="Groups.D16" table:formula="of:=[.D17]-32" office:value-type="float" office:value="1984"/>
          </table:previous>
        </table:cell-content-change>
        <table:cell-content-change table:id="ct859">
          <table:cell-address table:column="3" table:row="16" table:table="0"/>
          <office:change-info>
            <dc:creator>Phil Birkelbach</dc:creator>
            <dc:date>2019-01-13T01:42:22.193294000</dc:date>
          </office:change-info>
          <table:previous>
            <table:change-track-table-cell table:cell-address="Groups.D17" table:formula="of:=2048-256" office:value-type="float" office:value="1792"/>
          </table:previous>
        </table:cell-content-change>
        <table:cell-content-change table:id="ct860">
          <table:cell-address table:column="2" table:row="15" table:table="0"/>
          <office:change-info>
            <dc:creator>Phil Birkelbach</dc:creator>
            <dc:date>2019-01-13T01:42:51.099553298</dc:date>
          </office:change-info>
          <table:previous table:id="ct857">
            <table:change-track-table-cell office:value-type="float" office:value="256"/>
          </table:previous>
        </table:cell-content-change>
        <table:cell-content-change table:id="ct861">
          <table:cell-address table:column="2" table:row="16" table:table="0"/>
          <office:change-info>
            <dc:creator>Phil Birkelbach</dc:creator>
            <dc:date>2019-01-13T01:42:54.443079272</dc:date>
          </office:change-info>
          <table:previous table:id="ct855">
            <table:change-track-table-cell office:value-type="float" office:value="32"/>
          </table:previous>
        </table:cell-content-change>
        <table:cell-content-change table:id="ct862">
          <table:cell-address table:column="2" table:row="16" table:table="0"/>
          <office:change-info>
            <dc:creator>Phil Birkelbach</dc:creator>
            <dc:date>2019-01-13T01:43:22.629870728</dc:date>
          </office:change-info>
          <table:previous table:id="ct861">
            <table:change-track-table-cell office:value-type="float" office:value="256"/>
          </table:previous>
        </table:cell-content-change>
        <table:cell-content-change table:id="ct863">
          <table:cell-address table:column="2" table:row="15" table:table="0"/>
          <office:change-info>
            <dc:creator>Phil Birkelbach</dc:creator>
            <dc:date>2019-01-13T01:43:25.349219637</dc:date>
          </office:change-info>
          <table:previous table:id="ct860">
            <table:change-track-table-cell office:value-type="float" office:value="32"/>
          </table:previous>
        </table:cell-content-change>
        <table:cell-content-change table:id="ct864">
          <table:cell-address table:column="6" table:row="18" table:table="0"/>
          <office:change-info>
            <dc:creator>Phil Birkelbach</dc:creator>
            <dc:date>2019-01-13T01:49:17.645658434</dc:date>
          </office:change-info>
          <table:previous>
            <table:change-track-table-cell/>
          </table:previous>
        </table:cell-content-change>
        <table:cell-content-change table:id="ct865">
          <table:cell-address table:column="3" table:row="17" table:table="0"/>
          <office:change-info>
            <dc:creator>Phil Birkelbach</dc:creator>
            <dc:date>2019-01-13T01:50:27.256133037</dc:date>
          </office:change-info>
          <table:previous>
            <table:change-track-table-cell/>
          </table:previous>
        </table:cell-content-change>
        <table:cell-content-change table:id="ct866">
          <table:cell-address table:column="6" table:row="16" table:table="0"/>
          <office:change-info>
            <dc:creator>Phil Birkelbach</dc:creator>
            <dc:date>2019-01-13T01:50:31.476438551</dc:date>
          </office:change-info>
          <table:previous>
            <table:change-track-table-cell office:value-type="float" office:value="2047"/>
          </table:previous>
        </table:cell-content-change>
        <table:cell-content-change table:id="ct867">
          <table:cell-address table:column="2" table:row="14" table:table="0"/>
          <office:change-info>
            <dc:creator>Phil Birkelbach</dc:creator>
            <dc:date>2019-01-13T01:50:55.093682170</dc:date>
          </office:change-info>
          <table:previous table:id="ct412">
            <table:change-track-table-cell office:value-type="float" office:value="160"/>
          </table:previous>
        </table:cell-content-change>
        <table:cell-content-change table:id="ct868">
          <table:cell-address table:column="2" table:row="14" table:table="0"/>
          <office:change-info>
            <dc:creator>Phil Birkelbach</dc:creator>
            <dc:date>2019-01-13T01:51:20.739934441</dc:date>
          </office:change-info>
          <table:previous table:id="ct867">
            <table:change-track-table-cell office:value-type="float" office:value="196"/>
          </table:previous>
        </table:cell-content-change>
        <table:cell-content-change table:id="ct869">
          <table:cell-address table:column="2" table:row="14" table:table="0"/>
          <office:change-info>
            <dc:creator>Phil Birkelbach</dc:creator>
            <dc:date>2019-01-13T01:51:35.586910440</dc:date>
          </office:change-info>
          <table:previous table:id="ct868">
            <table:change-track-table-cell office:value-type="float" office:value="200"/>
          </table:previous>
        </table:cell-content-change>
        <table:cell-content-change table:id="ct870">
          <table:cell-address table:column="2" table:row="14" table:table="0"/>
          <office:change-info>
            <dc:creator>Phil Birkelbach</dc:creator>
            <dc:date>2019-01-13T01:51:38.290851335</dc:date>
          </office:change-info>
          <table:previous table:id="ct869">
            <table:change-track-table-cell office:value-type="float" office:value="234"/>
          </table:previous>
        </table:cell-content-change>
        <table:cell-content-change table:id="ct871">
          <table:cell-address table:column="26" table:row="253" table:table="1"/>
          <office:change-info>
            <dc:creator> </dc:creator>
            <dc:date>2019-02-17T13:39:07.591150041</dc:date>
          </office:change-info>
          <table:previous>
            <table:change-track-table-cell/>
          </table:previous>
        </table:cell-content-change>
        <table:cell-content-change table:id="ct872">
          <table:cell-address table:column="26" table:row="255" table:table="1"/>
          <office:change-info>
            <dc:creator> </dc:creator>
            <dc:date>2019-02-17T13:40:05.951752259</dc:date>
          </office:change-info>
          <table:previous>
            <table:change-track-table-cell/>
          </table:previous>
        </table:cell-content-change>
        <table:cell-content-change table:id="ct873">
          <table:cell-address table:column="26" table:row="170" table:table="1"/>
          <office:change-info>
            <dc:creator> </dc:creator>
            <dc:date>2019-05-26T19:26:32.337590992</dc:date>
          </office:change-info>
          <table:previous>
            <table:change-track-table-cell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ode Alarms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Pilot Control Input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Measured Position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2">
          <table:table-cell table:style-name="ce22" office:value-type="string" calcext:value-type="string">
            <text:p>High Priority Flight Data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avigation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Auxiliary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ture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224" calcext:value-type="float">
            <text:p>224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3">
          <table:table-cell table:style-name="ce22" office:value-type="string" calcext:value-type="string">
            <text:p>Node Specific Messages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760 (0x6E0) - 2015 (0x7DF)" calcext:value-type="string">
            <text:p>1760 (0x6E0) - 2015 (0x7D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[.D15]+[.C15]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2015" calcext:value-type="float">
            <text:p>2015</text:p>
          </table:table-cell>
          <table:table-cell table:formula="of:=DEC2HEX([.G16])" office:value-type="string" office:string-value="7DF" calcext:value-type="string">
            <text:p>7DF</text:p>
          </table:table-cell>
          <table:table-cell/>
          <table:table-cell table:formula="of:=[.G16]-[.D16]+1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wo-Way Connection Channel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2016 (0x7E0) - 2047 (0x7FF)" calcext:value-type="string">
            <text:p>2016 (0x7E0) - 2047 (0x7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6]+[.C16]" office:value-type="float" office:value="2016" calcext:value-type="float">
            <text:p>2016</text:p>
          </table:table-cell>
          <table:table-cell table:formula="of:=DEC2HEX([.D17])" office:value-type="string" office:string-value="7E0" calcext:value-type="string">
            <text:p>7E0</text:p>
          </table:table-cell>
          <table:table-cell/>
          <table:table-cell table:formula="of:=[.D18]-1"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8"/>
        </table:table-row>
        <table:table-row table:style-name="ro1">
          <table:table-cell table:style-name="ce22" table:number-columns-repeated="2"/>
          <table:table-cell table:style-name="ce23"/>
          <table:table-cell table:number-columns-repeated="3"/>
          <table:table-cell table:formula="of:=2047-32" office:value-type="float" office:value="2015" calcext:value-type="float">
            <text:p>2015</text:p>
          </table:table-cell>
          <table:table-cell table:number-columns-repeated="5"/>
        </table:table-row>
        <table:table-row table:style-name="ro1" table:number-rows-repeated="6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26"/>
        <table:table-column table:style-name="co19" table:default-cell-style-name="ce26"/>
        <table:table-column table:style-name="co18" table:number-columns-repeated="2" table:default-cell-style-name="ce26"/>
        <table:table-column table:style-name="co19" table:default-cell-style-name="ce26"/>
        <table:table-column table:style-name="co20" table:default-cell-style-name="ce26"/>
        <table:table-column table:style-name="co18" table:number-columns-repeated="3" table:default-cell-style-name="ce26"/>
        <table:table-column table:style-name="co19" table:number-columns-repeated="3" table:default-cell-style-name="ce26"/>
        <table:table-column table:style-name="co20" table:default-cell-style-name="ce26"/>
        <table:table-column table:style-name="co21" table:default-cell-style-name="ce26"/>
        <table:table-column table:style-name="co7" table:default-cell-style-name="Default"/>
        <table:table-row table:style-name="ro3">
          <table:table-cell table:style-name="ce22"/>
          <table:table-cell table:style-name="ce6" office:value-type="string" calcext:value-type="string" table:number-columns-spanned="3" table:number-rows-spanned="1">
            <text:p>CAN ID</text:p>
          </table:table-cell>
          <table:covered-table-cell table:number-columns-repeated="2" table:style-name="ce1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3">
          <table:table-cell table:style-name="ce22"/>
          <table:table-cell table:style-name="ce6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3">
          <table:table-cell table:style-name="ce2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2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THR</text:p>
          </table:table-cell>
        </table:table-row>
        <table:table-row table:style-name="ro3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ROP</text:p>
          </table:table-cell>
        </table:table-row>
        <table:table-row table:style-name="ro3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CTLMIX</text:p>
          </table:table-cell>
        </table:table-row>
        <table:table-row table:style-name="ro3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NL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OLPOS</text:p>
          </table:table-cell>
        </table:table-row>
        <table:table-row table:style-name="ro3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15"/>
          <table:table-cell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6]+[.D96]" office:value-type="float" office:value="481" calcext:value-type="float">
            <text:p>481</text:p>
          </table:table-cell>
          <table:table-cell table:style-name="ce7" table:formula="of:=&quot;0x&quot; &amp; DEC2HEX([.B97])" office:value-type="string" office:string-value="0x1E1" calcext:value-type="string">
            <text:p>0x1E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100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,N1</text:p>
          </table:table-cell>
        </table:table-row>
        <table:table-row table:style-name="ro3">
          <table:table-cell table:style-name="ce22"/>
          <table:table-cell table:style-name="ce7" table:formula="of:=[.B100]+[.D100]" office:value-type="float" office:value="514" calcext:value-type="float">
            <text:p>514</text:p>
          </table:table-cell>
          <table:table-cell table:style-name="ce7" table:formula="of:=&quot;0x&quot; &amp; DEC2HEX([.B101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,N2</text:p>
          </table:table-cell>
        </table:table-row>
        <table:table-row table:style-name="ro3">
          <table:table-cell table:style-name="ce22"/>
          <table:table-cell table:style-name="ce7" table:formula="of:=[.B101]+[.D101]" office:value-type="float" office:value="516" calcext:value-type="float">
            <text:p>516</text:p>
          </table:table-cell>
          <table:table-cell table:style-name="ce7" table:formula="of:=&quot;0x&quot; &amp; DEC2HEX([.B102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22"/>
          <table:table-cell table:style-name="ce7" table:formula="of:=[.B102]+[.D102]" office:value-type="float" office:value="518" calcext:value-type="float">
            <text:p>518</text:p>
          </table:table-cell>
          <table:table-cell table:style-name="ce7" table:formula="of:=&quot;0x&quot; &amp; DEC2HEX([.B103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22"/>
          <table:table-cell table:style-name="ce7" table:formula="of:=[.B103]+[.D103]" office:value-type="float" office:value="520" calcext:value-type="float">
            <text:p>520</text:p>
          </table:table-cell>
          <table:table-cell table:style-name="ce7" table:formula="of:=&quot;0x&quot; &amp; DEC2HEX([.B104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22"/>
          <table:table-cell table:style-name="ce7" table:formula="of:=[.B104]+[.D104]" office:value-type="float" office:value="522" calcext:value-type="float">
            <text:p>522</text:p>
          </table:table-cell>
          <table:table-cell table:style-name="ce7" table:formula="of:=&quot;0x&quot; &amp; DEC2HEX([.B105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22"/>
          <table:table-cell table:style-name="ce7" table:formula="of:=[.B105]+[.D105]" office:value-type="float" office:value="524" calcext:value-type="float">
            <text:p>524</text:p>
          </table:table-cell>
          <table:table-cell table:style-name="ce7" table:formula="of:=&quot;0x&quot; &amp; DEC2HEX([.B106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22"/>
          <table:table-cell table:style-name="ce7" table:formula="of:=[.B106]+[.D106]" office:value-type="float" office:value="526" calcext:value-type="float">
            <text:p>526</text:p>
          </table:table-cell>
          <table:table-cell table:style-name="ce7" table:formula="of:=&quot;0x&quot; &amp; DEC2HEX([.B107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22"/>
          <table:table-cell table:style-name="ce7" table:formula="of:=[.B107]+[.D107]" office:value-type="float" office:value="528" calcext:value-type="float">
            <text:p>528</text:p>
          </table:table-cell>
          <table:table-cell table:style-name="ce7" table:formula="of:=&quot;0x&quot; &amp; DEC2HEX([.B108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22"/>
          <table:table-cell table:style-name="ce7" table:formula="of:=[.B108]+[.D108]" office:value-type="float" office:value="530" calcext:value-type="float">
            <text:p>530</text:p>
          </table:table-cell>
          <table:table-cell table:style-name="ce7" table:formula="of:=&quot;0x&quot; &amp; DEC2HEX([.B109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22"/>
          <table:table-cell table:style-name="ce7" table:formula="of:=[.B109]+[.D109]" office:value-type="float" office:value="532" calcext:value-type="float">
            <text:p>532</text:p>
          </table:table-cell>
          <table:table-cell table:style-name="ce7" table:formula="of:=&quot;0x&quot; &amp; DEC2HEX([.B110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22"/>
          <table:table-cell table:style-name="ce7" table:formula="of:=[.B110]+[.D110]" office:value-type="float" office:value="534" calcext:value-type="float">
            <text:p>534</text:p>
          </table:table-cell>
          <table:table-cell table:style-name="ce7" table:formula="of:=&quot;0x&quot; &amp; DEC2HEX([.B111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22"/>
          <table:table-cell table:style-name="ce7" table:formula="of:=[.B111]+[.D111]" office:value-type="float" office:value="536" calcext:value-type="float">
            <text:p>536</text:p>
          </table:table-cell>
          <table:table-cell table:style-name="ce7" table:formula="of:=&quot;0x&quot; &amp; DEC2HEX([.B112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22"/>
          <table:table-cell table:style-name="ce7" table:formula="of:=[.B112]+[.D112]" office:value-type="float" office:value="538" calcext:value-type="float">
            <text:p>538</text:p>
          </table:table-cell>
          <table:table-cell table:style-name="ce7" table:formula="of:=&quot;0x&quot; &amp; DEC2HEX([.B113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22"/>
          <table:table-cell table:style-name="ce7" table:formula="of:=[.B113]+[.D113]" office:value-type="float" office:value="540" calcext:value-type="float">
            <text:p>540</text:p>
          </table:table-cell>
          <table:table-cell table:style-name="ce7" table:formula="of:=&quot;0x&quot; &amp; DEC2HEX([.B114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22"/>
          <table:table-cell table:style-name="ce7" table:formula="of:=[.B114]+[.D114]" office:value-type="float" office:value="542" calcext:value-type="float">
            <text:p>542</text:p>
          </table:table-cell>
          <table:table-cell table:style-name="ce7" table:formula="of:=&quot;0x&quot; &amp; DEC2HEX([.B115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22"/>
          <table:table-cell table:style-name="ce7" table:formula="of:=[.B115]+[.D115]" office:value-type="float" office:value="544" calcext:value-type="float">
            <text:p>544</text:p>
          </table:table-cell>
          <table:table-cell table:style-name="ce7" table:formula="of:=&quot;0x&quot; &amp; DEC2HEX([.B116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22"/>
          <table:table-cell table:style-name="ce7" table:formula="of:=[.B116]+[.D116]" office:value-type="float" office:value="546" calcext:value-type="float">
            <text:p>546</text:p>
          </table:table-cell>
          <table:table-cell table:style-name="ce7" table:formula="of:=&quot;0x&quot; &amp; DEC2HEX([.B117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22"/>
          <table:table-cell table:style-name="ce7" table:formula="of:=[.B117]+[.D117]" office:value-type="float" office:value="548" calcext:value-type="float">
            <text:p>548</text:p>
          </table:table-cell>
          <table:table-cell table:style-name="ce7" table:formula="of:=&quot;0x&quot; &amp; DEC2HEX([.B118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22"/>
          <table:table-cell table:style-name="ce7" table:formula="of:=[.B118]+[.D118]" office:value-type="float" office:value="550" calcext:value-type="float">
            <text:p>550</text:p>
          </table:table-cell>
          <table:table-cell table:style-name="ce7" table:formula="of:=&quot;0x&quot; &amp; DEC2HEX([.B119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22"/>
          <table:table-cell table:style-name="ce7" table:formula="of:=[.B119]+[.D119]" office:value-type="float" office:value="554" calcext:value-type="float">
            <text:p>554</text:p>
          </table:table-cell>
          <table:table-cell table:style-name="ce7" table:formula="of:=&quot;0x&quot; &amp; DEC2HEX([.B120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22"/>
          <table:table-cell table:style-name="ce7" table:formula="of:=[.B120]+[.D120]" office:value-type="float" office:value="556" calcext:value-type="float">
            <text:p>556</text:p>
          </table:table-cell>
          <table:table-cell table:style-name="ce7" table:formula="of:=&quot;0x&quot; &amp; DEC2HEX([.B121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</text:p>
          </table:table-cell>
        </table:table-row>
        <table:table-row table:style-name="ro3">
          <table:table-cell table:style-name="ce22"/>
          <table:table-cell table:style-name="ce7" table:formula="of:=[.B121]+[.D121]" office:value-type="float" office:value="558" calcext:value-type="float">
            <text:p>558</text:p>
          </table:table-cell>
          <table:table-cell table:style-name="ce7" table:formula="of:=&quot;0x&quot; &amp; DEC2HEX([.B122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</text:p>
          </table:table-cell>
        </table:table-row>
        <table:table-row table:style-name="ro3">
          <table:table-cell table:style-name="ce22"/>
          <table:table-cell table:style-name="ce7" table:formula="of:=[.B122]+[.D122]" office:value-type="float" office:value="560" calcext:value-type="float">
            <text:p>560</text:p>
          </table:table-cell>
          <table:table-cell table:style-name="ce7" table:formula="of:=&quot;0x&quot; &amp; DEC2HEX([.B123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22"/>
          <table:table-cell table:style-name="ce7" table:formula="of:=[.B123]+[.D123]" office:value-type="float" office:value="562" calcext:value-type="float">
            <text:p>562</text:p>
          </table:table-cell>
          <table:table-cell table:style-name="ce7" table:formula="of:=&quot;0x&quot; &amp; DEC2HEX([.B124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4]+[.D124]" office:value-type="float" office:value="564" calcext:value-type="float">
            <text:p>564</text:p>
          </table:table-cell>
          <table:table-cell table:style-name="ce7" table:formula="of:=&quot;0x&quot; &amp; DEC2HEX([.B125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5]+[.D125]" office:value-type="float" office:value="566" calcext:value-type="float">
            <text:p>566</text:p>
          </table:table-cell>
          <table:table-cell table:style-name="ce7" table:formula="of:=&quot;0x&quot; &amp; DEC2HEX([.B126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6]+[.D126]" office:value-type="float" office:value="568" calcext:value-type="float">
            <text:p>568</text:p>
          </table:table-cell>
          <table:table-cell table:style-name="ce7" table:formula="of:=&quot;0x&quot; &amp; DEC2HEX([.B127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7" table:formula="of:=[.B127]+[.D127]" office:value-type="float" office:value="570" calcext:value-type="float">
            <text:p>570</text:p>
          </table:table-cell>
          <table:table-cell table:style-name="ce7" table:formula="of:=&quot;0x&quot; &amp; DEC2HEX([.B128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8]+[.D128]" office:value-type="float" office:value="572" calcext:value-type="float">
            <text:p>572</text:p>
          </table:table-cell>
          <table:table-cell table:style-name="ce7" table:formula="of:=&quot;0x&quot; &amp; DEC2HEX([.B129])" office:value-type="string" office:string-value="0x23C" calcext:value-type="string">
            <text:p>0x2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Upper Deck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3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3]+[.D133]" office:value-type="float" office:value="641" calcext:value-type="float">
            <text:p>641</text:p>
          </table:table-cell>
          <table:table-cell table:style-name="ce7" table:formula="of:=&quot;0x&quot; &amp; DEC2HEX([.B134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7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76" calcext:value-type="float">
            <text:p>776</text:p>
          </table:table-cell>
          <table:table-cell table:style-name="ce7" table:formula="of:=&quot;0x&quot; &amp; DEC2HEX([.B138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4" calcext:value-type="float">
            <text:p>784</text:p>
          </table:table-cell>
          <table:table-cell table:style-name="ce7" table:formula="of:=&quot;0x&quot; &amp; DEC2HEX([.B139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5" calcext:value-type="float">
            <text:p>785</text:p>
          </table:table-cell>
          <table:table-cell table:style-name="ce7" table:formula="of:=&quot;0x&quot; &amp; DEC2HEX([.B140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6" calcext:value-type="float">
            <text:p>786</text:p>
          </table:table-cell>
          <table:table-cell table:style-name="ce7" table:formula="of:=&quot;0x&quot; &amp; DEC2HEX([.B141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7" calcext:value-type="float">
            <text:p>787</text:p>
          </table:table-cell>
          <table:table-cell table:style-name="ce7" table:formula="of:=&quot;0x&quot; &amp; DEC2HEX([.B142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88" calcext:value-type="float">
            <text:p>788</text:p>
          </table:table-cell>
          <table:table-cell table:style-name="ce7" table:formula="of:=&quot;0x&quot; &amp; DEC2HEX([.B143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89" calcext:value-type="float">
            <text:p>789</text:p>
          </table:table-cell>
          <table:table-cell table:style-name="ce7" table:formula="of:=&quot;0x&quot; &amp; DEC2HEX([.B144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4]+[.D144]" office:value-type="float" office:value="790" calcext:value-type="float">
            <text:p>790</text:p>
          </table:table-cell>
          <table:table-cell table:style-name="ce7" table:formula="of:=&quot;0x&quot; &amp; DEC2HEX([.B145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5]+[.D145]" office:value-type="float" office:value="791" calcext:value-type="float">
            <text:p>791</text:p>
          </table:table-cell>
          <table:table-cell table:style-name="ce7" table:formula="of:=&quot;0x&quot; &amp; DEC2HEX([.B146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9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7" calcext:value-type="float">
            <text:p>897</text:p>
          </table:table-cell>
          <table:table-cell table:style-name="ce7" table:formula="of:=&quot;0x&quot; &amp; DEC2HEX([.B150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898" calcext:value-type="float">
            <text:p>898</text:p>
          </table:table-cell>
          <table:table-cell table:style-name="ce7" table:formula="of:=&quot;0x&quot; &amp; DEC2HEX([.B151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899" calcext:value-type="float">
            <text:p>899</text:p>
          </table:table-cell>
          <table:table-cell table:style-name="ce7" table:formula="of:=&quot;0x&quot; &amp; DEC2HEX([.B152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0" calcext:value-type="float">
            <text:p>900</text:p>
          </table:table-cell>
          <table:table-cell table:style-name="ce7" table:formula="of:=&quot;0x&quot; &amp; DEC2HEX([.B153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1" calcext:value-type="float">
            <text:p>901</text:p>
          </table:table-cell>
          <table:table-cell table:style-name="ce7" table:formula="of:=&quot;0x&quot; &amp; DEC2HEX([.B154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2" calcext:value-type="float">
            <text:p>902</text:p>
          </table:table-cell>
          <table:table-cell table:style-name="ce7" table:formula="of:=&quot;0x&quot; &amp; DEC2HEX([.B155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3" calcext:value-type="float">
            <text:p>903</text:p>
          </table:table-cell>
          <table:table-cell table:style-name="ce7" table:formula="of:=&quot;0x&quot; &amp; DEC2HEX([.B156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4" calcext:value-type="float">
            <text:p>904</text:p>
          </table:table-cell>
          <table:table-cell table:style-name="ce7" table:formula="of:=&quot;0x&quot; &amp; DEC2HEX([.B157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5" calcext:value-type="float">
            <text:p>905</text:p>
          </table:table-cell>
          <table:table-cell table:style-name="ce7" table:formula="of:=&quot;0x&quot; &amp; DEC2HEX([.B158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06" calcext:value-type="float">
            <text:p>906</text:p>
          </table:table-cell>
          <table:table-cell table:style-name="ce7" table:formula="of:=&quot;0x&quot; &amp; DEC2HEX([.B159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07" calcext:value-type="float">
            <text:p>907</text:p>
          </table:table-cell>
          <table:table-cell table:style-name="ce7" table:formula="of:=&quot;0x&quot; &amp; DEC2HEX([.B160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0]+[.D160]" office:value-type="float" office:value="911" calcext:value-type="float">
            <text:p>911</text:p>
          </table:table-cell>
          <table:table-cell table:style-name="ce7" table:formula="of:=&quot;0x&quot; &amp; DEC2HEX([.B161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1]+[.D161]" office:value-type="float" office:value="912" calcext:value-type="float">
            <text:p>912</text:p>
          </table:table-cell>
          <table:table-cell table:style-name="ce7" table:formula="of:=&quot;0x&quot; &amp; DEC2HEX([.B162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5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5" calcext:value-type="float">
            <text:p>1025</text:p>
          </table:table-cell>
          <table:table-cell table:style-name="ce7" table:formula="of:=&quot;0x&quot; &amp; DEC2HEX([.B166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6" calcext:value-type="float">
            <text:p>1026</text:p>
          </table:table-cell>
          <table:table-cell table:style-name="ce7" table:formula="of:=&quot;0x&quot; &amp; DEC2HEX([.B167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7" calcext:value-type="float">
            <text:p>1027</text:p>
          </table:table-cell>
          <table:table-cell table:style-name="ce7" table:formula="of:=&quot;0x&quot; &amp; DEC2HEX([.B168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28" calcext:value-type="float">
            <text:p>1028</text:p>
          </table:table-cell>
          <table:table-cell table:style-name="ce7" table:formula="of:=&quot;0x&quot; &amp; DEC2HEX([.B169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29" calcext:value-type="float">
            <text:p>1029</text:p>
          </table:table-cell>
          <table:table-cell table:style-name="ce7" table:formula="of:=&quot;0x&quot; &amp; DEC2HEX([.B170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0" calcext:value-type="float">
            <text:p>1030</text:p>
          </table:table-cell>
          <table:table-cell table:style-name="ce7" table:formula="of:=&quot;0x&quot; &amp; DEC2HEX([.B171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OAT</text:p>
          </table:table-cell>
        </table:table-row>
        <table:table-row table:style-name="ro3">
          <table:table-cell/>
          <table:table-cell table:style-name="ce7" table:formula="of:=[.B171]+[.D171]" office:value-type="float" office:value="1031" calcext:value-type="float">
            <text:p>1031</text:p>
          </table:table-cell>
          <table:table-cell table:style-name="ce7" table:formula="of:=&quot;0x&quot; &amp; DEC2HEX([.B172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2" calcext:value-type="float">
            <text:p>1032</text:p>
          </table:table-cell>
          <table:table-cell table:style-name="ce7" table:formula="of:=&quot;0x&quot; &amp; DEC2HEX([.B173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DALT</text:p>
          </table:table-cell>
        </table:table-row>
        <table:table-row table:style-name="ro3">
          <table:table-cell/>
          <table:table-cell table:style-name="ce7" table:formula="of:=[.B173]+[.D173]" office:value-type="float" office:value="1033" calcext:value-type="float">
            <text:p>1033</text:p>
          </table:table-cell>
          <table:table-cell table:style-name="ce7" table:formula="of:=&quot;0x&quot; &amp; DEC2HEX([.B174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ALT</text:p>
          </table:table-cell>
        </table:table-row>
        <table:table-row table:style-name="ro3">
          <table:table-cell/>
          <table:table-cell table:style-name="ce7" table:formula="of:=[.B174]+[.D174]" office:value-type="float" office:value="1034" calcext:value-type="float">
            <text:p>1034</text:p>
          </table:table-cell>
          <table:table-cell table:style-name="ce7" table:formula="of:=&quot;0x&quot; &amp; DEC2HEX([.B175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5]+[.D175]" office:value-type="float" office:value="1035" calcext:value-type="float">
            <text:p>1035</text:p>
          </table:table-cell>
          <table:table-cell table:style-name="ce7" table:formula="of:=&quot;0x&quot; &amp; DEC2HEX([.B176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80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3" calcext:value-type="float">
            <text:p>1153</text:p>
          </table:table-cell>
          <table:table-cell table:style-name="ce7" table:formula="of:=&quot;0x&quot; &amp; DEC2HEX([.B181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4" calcext:value-type="float">
            <text:p>1154</text:p>
          </table:table-cell>
          <table:table-cell table:style-name="ce7" table:formula="of:=&quot;0x&quot; &amp; DEC2HEX([.B182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5" calcext:value-type="float">
            <text:p>1155</text:p>
          </table:table-cell>
          <table:table-cell table:style-name="ce7" table:formula="of:=&quot;0x&quot; &amp; DEC2HEX([.B183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6" calcext:value-type="float">
            <text:p>1156</text:p>
          </table:table-cell>
          <table:table-cell table:style-name="ce7" table:formula="of:=&quot;0x&quot; &amp; DEC2HEX([.B184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7" calcext:value-type="float">
            <text:p>1157</text:p>
          </table:table-cell>
          <table:table-cell table:style-name="ce7" table:formula="of:=&quot;0x&quot; &amp; DEC2HEX([.B185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58" calcext:value-type="float">
            <text:p>1158</text:p>
          </table:table-cell>
          <table:table-cell table:style-name="ce7" table:formula="of:=&quot;0x&quot; &amp; DEC2HEX([.B186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59" calcext:value-type="float">
            <text:p>1159</text:p>
          </table:table-cell>
          <table:table-cell table:style-name="ce7" table:formula="of:=&quot;0x&quot; &amp; DEC2HEX([.B187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0" calcext:value-type="float">
            <text:p>1160</text:p>
          </table:table-cell>
          <table:table-cell table:style-name="ce7" table:formula="of:=&quot;0x&quot; &amp; DEC2HEX([.B188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1" calcext:value-type="float">
            <text:p>1161</text:p>
          </table:table-cell>
          <table:table-cell table:style-name="ce7" table:formula="of:=&quot;0x&quot; &amp; DEC2HEX([.B189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2" calcext:value-type="float">
            <text:p>1162</text:p>
          </table:table-cell>
          <table:table-cell table:style-name="ce7" table:formula="of:=&quot;0x&quot; &amp; DEC2HEX([.B190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3" calcext:value-type="float">
            <text:p>1163</text:p>
          </table:table-cell>
          <table:table-cell table:style-name="ce7" table:formula="of:=&quot;0x&quot; &amp; DEC2HEX([.B191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4" calcext:value-type="float">
            <text:p>1164</text:p>
          </table:table-cell>
          <table:table-cell table:style-name="ce7" table:formula="of:=&quot;0x&quot; &amp; DEC2HEX([.B192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5" calcext:value-type="float">
            <text:p>1165</text:p>
          </table:table-cell>
          <table:table-cell table:style-name="ce7" table:formula="of:=&quot;0x&quot; &amp; DEC2HEX([.B193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6" calcext:value-type="float">
            <text:p>1166</text:p>
          </table:table-cell>
          <table:table-cell table:style-name="ce7" table:formula="of:=&quot;0x&quot; &amp; DEC2HEX([.B194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7" calcext:value-type="float">
            <text:p>1167</text:p>
          </table:table-cell>
          <table:table-cell table:style-name="ce7" table:formula="of:=&quot;0x&quot; &amp; DEC2HEX([.B195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68" calcext:value-type="float">
            <text:p>1168</text:p>
          </table:table-cell>
          <table:table-cell table:style-name="ce7" table:formula="of:=&quot;0x&quot; &amp; DEC2HEX([.B196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69" calcext:value-type="float">
            <text:p>1169</text:p>
          </table:table-cell>
          <table:table-cell table:style-name="ce7" table:formula="of:=&quot;0x&quot; &amp; DEC2HEX([.B197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0" calcext:value-type="float">
            <text:p>1170</text:p>
          </table:table-cell>
          <table:table-cell table:style-name="ce7" table:formula="of:=&quot;0x&quot; &amp; DEC2HEX([.B198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1" calcext:value-type="float">
            <text:p>1171</text:p>
          </table:table-cell>
          <table:table-cell table:style-name="ce7" table:formula="of:=&quot;0x&quot; &amp; DEC2HEX([.B199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2" calcext:value-type="float">
            <text:p>1172</text:p>
          </table:table-cell>
          <table:table-cell table:style-name="ce7" table:formula="of:=&quot;0x&quot; &amp; DEC2HEX([.B200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3" calcext:value-type="float">
            <text:p>1173</text:p>
          </table:table-cell>
          <table:table-cell table:style-name="ce7" table:formula="of:=&quot;0x&quot; &amp; DEC2HEX([.B201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4" calcext:value-type="float">
            <text:p>1174</text:p>
          </table:table-cell>
          <table:table-cell table:style-name="ce7" table:formula="of:=&quot;0x&quot; &amp; DEC2HEX([.B202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5" calcext:value-type="float">
            <text:p>1175</text:p>
          </table:table-cell>
          <table:table-cell table:style-name="ce7" table:formula="of:=&quot;0x&quot; &amp; DEC2HEX([.B203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6" calcext:value-type="float">
            <text:p>1176</text:p>
          </table:table-cell>
          <table:table-cell table:style-name="ce7" table:formula="of:=&quot;0x&quot; &amp; DEC2HEX([.B204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7" calcext:value-type="float">
            <text:p>1177</text:p>
          </table:table-cell>
          <table:table-cell table:style-name="ce7" table:formula="of:=&quot;0x&quot; &amp; DEC2HEX([.B205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78" calcext:value-type="float">
            <text:p>1178</text:p>
          </table:table-cell>
          <table:table-cell table:style-name="ce7" table:formula="of:=&quot;0x&quot; &amp; DEC2HEX([.B206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179" calcext:value-type="float">
            <text:p>1179</text:p>
          </table:table-cell>
          <table:table-cell table:style-name="ce7" table:formula="of:=&quot;0x&quot; &amp; DEC2HEX([.B207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180" calcext:value-type="float">
            <text:p>1180</text:p>
          </table:table-cell>
          <table:table-cell table:style-name="ce7" table:formula="of:=&quot;0x&quot; &amp; DEC2HEX([.B208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16" calcext:value-type="float">
            <text:p>1216</text:p>
          </table:table-cell>
          <table:table-cell table:style-name="ce7" table:formula="of:=&quot;0x&quot; &amp; DEC2HEX([.B209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0" calcext:value-type="float">
            <text:p>1220</text:p>
          </table:table-cell>
          <table:table-cell table:style-name="ce7" table:formula="of:=&quot;0x&quot; &amp; DEC2HEX([.B210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09]" office:value-type="float" office:value="1224" calcext:value-type="float">
            <text:p>1224</text:p>
          </table:table-cell>
          <table:table-cell table:style-name="ce7" table:formula="of:=&quot;0x&quot; &amp; DEC2HEX([.B211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11]" office:value-type="float" office:value="1228" calcext:value-type="float">
            <text:p>1228</text:p>
          </table:table-cell>
          <table:table-cell table:style-name="ce7" table:formula="of:=&quot;0x&quot; &amp; DEC2HEX([.B212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0]" office:value-type="float" office:value="1232" calcext:value-type="float">
            <text:p>1232</text:p>
          </table:table-cell>
          <table:table-cell table:style-name="ce7" table:formula="of:=&quot;0x&quot; &amp; DEC2HEX([.B213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3]+[.D211]" office:value-type="float" office:value="1236" calcext:value-type="float">
            <text:p>1236</text:p>
          </table:table-cell>
          <table:table-cell table:style-name="ce7" table:formula="of:=&quot;0x&quot; &amp; DEC2HEX([.B214])" office:value-type="string" office:string-value="0x4D4" calcext:value-type="string">
            <text:p>0x4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4]+[.D212]" office:value-type="float" office:value="1240" calcext:value-type="float">
            <text:p>1240</text:p>
          </table:table-cell>
          <table:table-cell table:style-name="ce7" table:formula="of:=&quot;0x&quot; &amp; DEC2HEX([.B215])" office:value-type="string" office:string-value="0x4D8" calcext:value-type="string">
            <text:p>0x4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Pilot / FD Mode</text:p>
          </table:table-cell>
          <table:table-cell/>
          <table:table-cell table:style-name="Default"/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0=AP Mode, 1=Horizontal Mode, 2=Vertical Mode, 255=Statu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20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20]+[.D220]" office:value-type="float" office:value="1282" calcext:value-type="float">
            <text:p>1282</text:p>
          </table:table-cell>
          <table:table-cell table:style-name="ce7" table:formula="of:=&quot;0x&quot; &amp; DEC2HEX([.B221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21]+[.D221]" office:value-type="float" office:value="1284" calcext:value-type="float">
            <text:p>1284</text:p>
          </table:table-cell>
          <table:table-cell table:style-name="ce7" table:formula="of:=&quot;0x&quot; &amp; DEC2HEX([.B222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2]+[.D222]" office:value-type="float" office:value="1286" calcext:value-type="float">
            <text:p>1286</text:p>
          </table:table-cell>
          <table:table-cell table:style-name="ce7" table:formula="of:=&quot;0x&quot; &amp; DEC2HEX([.B223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3]+[.D223]" office:value-type="float" office:value="1288" calcext:value-type="float">
            <text:p>1288</text:p>
          </table:table-cell>
          <table:table-cell table:style-name="ce7" table:formula="of:=&quot;0x&quot; &amp; DEC2HEX([.B224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4]+[.D224]" office:value-type="float" office:value="1290" calcext:value-type="float">
            <text:p>1290</text:p>
          </table:table-cell>
          <table:table-cell table:style-name="ce7" table:formula="of:=&quot;0x&quot; &amp; DEC2HEX([.B225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5]+[.D225]" office:value-type="float" office:value="1292" calcext:value-type="float">
            <text:p>1292</text:p>
          </table:table-cell>
          <table:table-cell table:style-name="ce7" table:formula="of:=&quot;0x&quot; &amp; DEC2HEX([.B226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6]+[.D226]" office:value-type="float" office:value="1294" calcext:value-type="float">
            <text:p>1294</text:p>
          </table:table-cell>
          <table:table-cell table:style-name="ce7" table:formula="of:=&quot;0x&quot; &amp; DEC2HEX([.B227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7]+[.D227]" office:value-type="float" office:value="1298" calcext:value-type="float">
            <text:p>1298</text:p>
          </table:table-cell>
          <table:table-cell table:style-name="ce7" table:formula="of:=&quot;0x&quot; &amp; DEC2HEX([.B228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8]+[.D228]" office:value-type="float" office:value="1302" calcext:value-type="float">
            <text:p>1302</text:p>
          </table:table-cell>
          <table:table-cell table:style-name="ce7" table:formula="of:=&quot;0x&quot; &amp; DEC2HEX([.B229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9]+[.D229]" office:value-type="float" office:value="1306" calcext:value-type="float">
            <text:p>1306</text:p>
          </table:table-cell>
          <table:table-cell table:style-name="ce7" table:formula="of:=&quot;0x&quot; &amp; DEC2HEX([.B230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30]+[.D230]" office:value-type="float" office:value="1310" calcext:value-type="float">
            <text:p>1310</text:p>
          </table:table-cell>
          <table:table-cell table:style-name="ce7" table:formula="of:=&quot;0x&quot; &amp; DEC2HEX([.B231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31]+[.D231]" office:value-type="float" office:value="1312" calcext:value-type="float">
            <text:p>1312</text:p>
          </table:table-cell>
          <table:table-cell table:style-name="ce7" table:formula="of:=&quot;0x&quot; &amp; DEC2HEX([.B232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2]+[.D232]" office:value-type="float" office:value="1314" calcext:value-type="float">
            <text:p>1314</text:p>
          </table:table-cell>
          <table:table-cell table:style-name="ce7" table:formula="of:=&quot;0x&quot; &amp; DEC2HEX([.B233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7" table:formula="of:=[.B233]+[.D234]" office:value-type="float" office:value="1316" calcext:value-type="float">
            <text:p>1316</text:p>
          </table:table-cell>
          <table:table-cell table:style-name="ce7" table:formula="of:=&quot;0x&quot; &amp; DEC2HEX([.B234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4]+[.D235]" office:value-type="float" office:value="1318" calcext:value-type="float">
            <text:p>1318</text:p>
          </table:table-cell>
          <table:table-cell table:style-name="ce7" table:formula="of:=&quot;0x&quot; &amp; DEC2HEX([.B235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6]" office:value-type="float" office:value="1320" calcext:value-type="float">
            <text:p>1320</text:p>
          </table:table-cell>
          <table:table-cell table:style-name="ce7" table:formula="of:=&quot;0x&quot; &amp; DEC2HEX([.B236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7]" office:value-type="float" office:value="1322" calcext:value-type="float">
            <text:p>1322</text:p>
          </table:table-cell>
          <table:table-cell table:style-name="ce7" table:formula="of:=&quot;0x&quot; &amp; DEC2HEX([.B237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8]" office:value-type="float" office:value="1324" calcext:value-type="float">
            <text:p>1324</text:p>
          </table:table-cell>
          <table:table-cell table:style-name="ce7" table:formula="of:=&quot;0x&quot; &amp; DEC2HEX([.B238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8]+[.D239]" office:value-type="float" office:value="1326" calcext:value-type="float">
            <text:p>1326</text:p>
          </table:table-cell>
          <table:table-cell table:style-name="ce7" table:formula="of:=&quot;0x&quot; &amp; DEC2HEX([.B239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9]+[.D240]" office:value-type="float" office:value="1328" calcext:value-type="float">
            <text:p>1328</text:p>
          </table:table-cell>
          <table:table-cell table:style-name="ce7" table:formula="of:=&quot;0x&quot; &amp; DEC2HEX([.B240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40]+[.D241]" office:value-type="float" office:value="1330" calcext:value-type="float">
            <text:p>1330</text:p>
          </table:table-cell>
          <table:table-cell table:style-name="ce7" table:formula="of:=&quot;0x&quot; &amp; DEC2HEX([.B241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2]" office:value-type="float" office:value="1332" calcext:value-type="float">
            <text:p>1332</text:p>
          </table:table-cell>
          <table:table-cell table:style-name="ce7" table:formula="of:=&quot;0x&quot; &amp; DEC2HEX([.B242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3]" office:value-type="float" office:value="1334" calcext:value-type="float">
            <text:p>1334</text:p>
          </table:table-cell>
          <table:table-cell table:style-name="ce7" table:formula="of:=&quot;0x&quot; &amp; DEC2HEX([.B243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4]" office:value-type="float" office:value="1336" calcext:value-type="float">
            <text:p>1336</text:p>
          </table:table-cell>
          <table:table-cell table:style-name="ce7" table:formula="of:=&quot;0x&quot; &amp; DEC2HEX([.B244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5]" office:value-type="float" office:value="1338" calcext:value-type="float">
            <text:p>1338</text:p>
          </table:table-cell>
          <table:table-cell table:style-name="ce7" table:formula="of:=&quot;0x&quot; &amp; DEC2HEX([.B245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6]" office:value-type="float" office:value="1340" calcext:value-type="float">
            <text:p>1340</text:p>
          </table:table-cell>
          <table:table-cell table:style-name="ce7" table:formula="of:=&quot;0x&quot; &amp; DEC2HEX([.B246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6]+[.D247]" office:value-type="float" office:value="1344" calcext:value-type="float">
            <text:p>1344</text:p>
          </table:table-cell>
          <table:table-cell table:style-name="ce7" table:formula="of:=&quot;0x&quot; &amp; DEC2HEX([.B247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7]+[.D248]" office:value-type="float" office:value="1348" calcext:value-type="float">
            <text:p>1348</text:p>
          </table:table-cell>
          <table:table-cell table:style-name="ce7" table:formula="of:=&quot;0x&quot; &amp; DEC2HEX([.B248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8]+[.D249]" office:value-type="float" office:value="1349" calcext:value-type="float">
            <text:p>1349</text:p>
          </table:table-cell>
          <table:table-cell table:style-name="ce7" table:formula="of:=&quot;0x&quot; &amp; DEC2HEX([.B249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2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2]+[.D252]" office:value-type="float" office:value="1409" calcext:value-type="float">
            <text:p>1409</text:p>
          </table:table-cell>
          <table:table-cell table:style-name="ce7" table:formula="of:=&quot;0x&quot; &amp; DEC2HEX([.B253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3]+[.D253]" office:value-type="float" office:value="1410" calcext:value-type="float">
            <text:p>1410</text:p>
          </table:table-cell>
          <table:table-cell table:style-name="ce7" table:formula="of:=&quot;0x&quot; &amp; DEC2HEX([.B254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TZONE</text:p>
          </table:table-cell>
        </table:table-row>
        <table:table-row table:style-name="ro3">
          <table:table-cell/>
          <table:table-cell table:style-name="ce7" table:formula="of:=[.B254]+[.D254]" office:value-type="float" office:value="1411" calcext:value-type="float">
            <text:p>1411</text:p>
          </table:table-cell>
          <table:table-cell table:style-name="ce7" table:formula="of:=&quot;0x&quot; &amp; DEC2HEX([.B255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5]+[.D255]" office:value-type="float" office:value="1412" calcext:value-type="float">
            <text:p>1412</text:p>
          </table:table-cell>
          <table:table-cell table:style-name="ce7" table:formula="of:=&quot;0x&quot; &amp; DEC2HEX([.B256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IM</text:p>
          </table:table-cell>
        </table:table-row>
        <table:table-row table:style-name="ro3">
          <table:table-cell/>
          <table:table-cell table:style-name="ce7" table:formula="of:=[.B256]+[.D256]" office:value-type="float" office:value="1413" calcext:value-type="float">
            <text:p>1413</text:p>
          </table:table-cell>
          <table:table-cell table:style-name="ce7" table:formula="of:=&quot;0x&quot; &amp; DEC2HEX([.B257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7]+[.D257]" office:value-type="float" office:value="1414" calcext:value-type="float">
            <text:p>1414</text:p>
          </table:table-cell>
          <table:table-cell table:style-name="ce7" table:formula="of:=&quot;0x&quot; &amp; DEC2HEX([.B258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8]+[.D258]" office:value-type="float" office:value="1415" calcext:value-type="float">
            <text:p>1415</text:p>
          </table:table-cell>
          <table:table-cell table:style-name="ce7" table:formula="of:=&quot;0x&quot; &amp; DEC2HEX([.B259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9]+[.D259]" office:value-type="float" office:value="1416" calcext:value-type="float">
            <text:p>1416</text:p>
          </table:table-cell>
          <table:table-cell table:style-name="ce7" table:formula="of:=&quot;0x&quot; &amp; DEC2HEX([.B260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199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3" table:default-cell-style-name="ce22"/>
        <table:table-column table:style-name="co24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5" table:number-columns-repeated="2" table:default-cell-style-name="ce45"/>
        <table:table-column table:style-name="co26" table:default-cell-style-name="Default"/>
        <table:table-column table:style-name="co25" table:number-columns-repeated="2" table:default-cell-style-name="Default"/>
        <table:table-column table:style-name="co25" table:default-cell-style-name="ce24"/>
        <table:table-column table:style-name="co27" table:default-cell-style-name="ce45"/>
        <table:table-column table:style-name="co28" table:default-cell-style-name="Default"/>
        <table:table-row table:style-name="ro1">
          <table:table-cell table:style-name="ce44" office:value-type="string" calcext:value-type="string">
            <text:p>Groups</text:p>
          </table:table-cell>
          <table:table-cell/>
          <table:table-cell table:style-name="ce4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5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5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5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5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5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5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5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5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5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5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5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5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6:24:20.442253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7.3$Linux_X86_64 LibreOffice_project/dc89aa7a9eabfd848af146d5086077aeed2ae4a5</meta:generator>
    <dc:date>2019-05-26T14:26:57.251233907</dc:date>
    <meta:editing-duration>P66DT22H47M1S</meta:editing-duration>
    <meta:editing-cycles>164</meta:editing-cycles>
    <meta:printed-by>Phil Birkelbach</meta:printed-by>
    <meta:print-date>2011-04-11T14:29:11</meta:print-date>
    <meta:document-statistic meta:table-count="4" meta:cell-count="2588" meta:object-count="0"/>
  </office:meta>
</office:document-meta>
</file>